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P1" style:family="paragraph" style:parent-style-name="Standard" style:master-page-name="Standard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use reference and version to look up TEST-0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1" style:font-size-asian="10.5pt" style:language-asian="zxx" style:country-asian="none" style:font-name-complex="DejaVu Sans Condensed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title</dc:title>
    <dc:description>comments</dc:description>
    <dc:subject>subject</dc:subject>
    <meta:initial-creator>user_0</meta:initial-creator>
    <meta:creation-date>2006-05-09T19:30:30</meta:creation-date>
    <dc:date>2008-02-08T15:09:05</dc:date>
    <meta:print-date>2113-01-01T00:00:00</meta:print-date>
    <meta:keyword>keywords</meta:keyword>
    <dc:language>en-US</dc:language>
    <meta:editing-cycles>2</meta:editing-cycles>
    <meta:editing-duration>PT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47"/>
  </office:meta>
</office:document-meta>
</file>